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neva" svg:font-family="Genev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ans Serif" svg:font-family="'Sans Serif'" style:font-family-generic="swiss"/>
    <style:font-face style:name="Sans serif" svg:font-family="'Sans serif'" style:font-family-generic="swiss"/>
  </office:font-face-decls>
  <office:automatic-styles>
    <style:style style:name="P1"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color="#000000" loext:opacity="100%" style:font-name="Sans serif" fo:font-size="12pt" style:font-name-asian="Geneva" style:font-size-asian="12pt" style:font-name-complex="Geneva" style:font-size-complex="12pt"/>
    </style:style>
    <style:style style:name="P2" style:family="paragraph" style:parent-style-name="Heading_20_3">
      <style:paragraph-properties fo:line-height="150%"/>
      <style:text-properties style:font-name="Sans serif"/>
    </style:style>
    <style:style style:name="P3" style:family="paragraph" style:parent-style-name="Heading_20_3">
      <style:paragraph-properties fo:line-height="150%"/>
      <style:text-properties style:font-name="Sans serif" officeooo:paragraph-rsid="0008fc33"/>
    </style:style>
    <style:style style:name="P4" style:family="paragraph" style:parent-style-name="Heading_20_4">
      <style:paragraph-properties fo:line-height="150%"/>
      <style:text-properties style:font-name="Sans serif"/>
    </style:style>
    <style:style style:name="P5" style:family="paragraph" style:parent-style-name="Standard" style:list-style-name="L1">
      <style:paragraph-properties fo:margin-top="0cm" fo:margin-bottom="0cm" style:contextual-spacing="false" fo:line-height="150%" fo:text-align="start" style:justify-single-word="false"/>
      <style:text-properties style:font-name="Sans serif"/>
    </style:style>
    <style:style style:name="P6" style:family="paragraph" style:parent-style-name="Standard" style:list-style-name="L2">
      <style:paragraph-properties fo:margin-top="0cm" fo:margin-bottom="0cm" style:contextual-spacing="false" fo:line-height="150%" fo:text-align="start" style:justify-single-word="false"/>
      <style:text-properties fo:color="#000000" loext:opacity="100%" style:font-name="Sans serif" fo:font-size="12pt" style:font-name-asian="Geneva" style:font-size-asian="12pt" style:font-name-complex="Geneva" style:font-size-complex="12pt"/>
    </style:style>
    <style:style style:name="P7" style:family="paragraph" style:parent-style-name="Text_20_body">
      <style:paragraph-properties fo:line-height="115%"/>
      <style:text-properties style:font-name="Sans Serif"/>
    </style:style>
    <style:style style:name="P8" style:family="paragraph" style:parent-style-name="Text_20_body" style:list-style-name="L8">
      <style:paragraph-properties fo:line-height="115%"/>
      <style:text-properties style:font-name="Sans Serif"/>
    </style:style>
    <style:style style:name="P9" style:family="paragraph" style:parent-style-name="Text_20_body" style:list-style-name="L9">
      <style:paragraph-properties fo:line-height="115%"/>
      <style:text-properties style:font-name="Sans Serif"/>
    </style:style>
    <style:style style:name="P10" style:family="paragraph" style:parent-style-name="Text_20_body" style:list-style-name="L10">
      <style:paragraph-properties fo:line-height="115%"/>
      <style:text-properties style:font-name="Sans Serif"/>
    </style:style>
    <style:style style:name="P11" style:family="paragraph" style:parent-style-name="Text_20_body" style:list-style-name="L10">
      <style:paragraph-properties fo:line-height="115%"/>
      <style:text-properties style:font-name="Sans Serif" officeooo:paragraph-rsid="000982ee"/>
    </style:style>
    <style:style style:name="P12" style:family="paragraph" style:parent-style-name="Text_20_body" style:list-style-name="L11">
      <style:paragraph-properties fo:line-height="115%"/>
      <style:text-properties style:font-name="Sans Serif"/>
    </style:style>
    <style:style style:name="P13" style:family="paragraph" style:parent-style-name="Text_20_body" style:list-style-name="L12">
      <style:paragraph-properties fo:line-height="115%"/>
      <style:text-properties style:font-name="Sans Serif"/>
    </style:style>
    <style:style style:name="P14" style:family="paragraph" style:parent-style-name="Text_20_body" style:list-style-name="L12">
      <style:paragraph-properties fo:line-height="115%"/>
      <style:text-properties style:font-name="Sans Serif" officeooo:paragraph-rsid="000982ee"/>
    </style:style>
    <style:style style:name="P15" style:family="paragraph" style:parent-style-name="Title" style:master-page-name="PM2">
      <style:paragraph-properties fo:line-height="115%" style:page-number="auto"/>
      <style:text-properties style:font-name="Sans Serif"/>
    </style:style>
    <style:style style:name="T1" style:family="text">
      <style:text-properties officeooo:rsid="000982e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ge Calculator Project</text:p>
      <text:p text:style-name="P7">This is a simple Age Calculator web application built using HTML, CSS, and JavaScript. It allows users to enter their date of birth, and it calculates and displays their age in years, months, and days. The project consists of three main files: index.html, style.css, and main.js.</text:p>
      <text:p text:style-name="P7"/>
      <text:h text:style-name="Heading_20_3" text:outline-level="3">Table of Contents</text:h>
      <text:list xml:id="list85883603" text:style-name="L8">
        <text:list-item>
          <text:p text:style-name="P8">Project Overview</text:p>
        </text:list-item>
        <text:list-item>
          <text:p text:style-name="P8">Usage</text:p>
        </text:list-item>
        <text:list-item>
          <text:p text:style-name="P8">File Structure</text:p>
        </text:list-item>
        <text:list-item>
          <text:p text:style-name="P8">How it Works</text:p>
        </text:list-item>
        <text:list-item>
          <text:p text:style-name="P8">Contributing</text:p>
        </text:list-item>
      </text:list>
      <text:h text:style-name="Heading_20_2" text:outline-level="2">Project Overview</text:h>
      <text:h text:style-name="Heading_20_3" text:outline-level="3">Features</text:h>
      <text:list xml:id="list2122605824" text:style-name="L9">
        <text:list-item>
          <text:p text:style-name="P9">Input fields for entering the year, month, and day of birth.</text:p>
        </text:list-item>
        <text:list-item>
          <text:p text:style-name="P9">Validation for the input fields (e.g., valid year, month, and day).</text:p>
        </text:list-item>
        <text:list-item>
          <text:p text:style-name="P9">Calculation of age in years, months, and days.</text:p>
        </text:list-item>
        <text:list-item>
          <text:p text:style-name="P9">A reset button to clear the input fields and the displayed result.</text:p>
        </text:list-item>
      </text:list>
      <text:h text:style-name="Heading_20_3" text:outline-level="3">Usage</text:h>
      <text:p text:style-name="P7">To use this Age Calculator:</text:p>
      <text:p text:style-name="P7"/>
      <text:list xml:id="list1965715002" text:style-name="L10">
        <text:list-item>
          <text:p text:style-name="P11">Clone or download this repository to your local machine.</text:p>
        </text:list-item>
        <text:list-item>
          <text:p text:style-name="P11">Open the index.html file in your web browser.</text:p>
        </text:list-item>
        <text:list-item>
          <text:p text:style-name="P10">Enter your date of birth in the provided input fields.</text:p>
        </text:list-item>
        <text:list-item>
          <text:p text:style-name="P10">Click the "Calculate" button to see your age displayed in years, months, and days.</text:p>
        </text:list-item>
        <text:list-item>
          <text:p text:style-name="P10">To reset the input fields and clear the result, click the "Reset" button.</text:p>
        </text:list-item>
      </text:list>
      <text:p text:style-name="P7"><text:soft-page-break/></text:p>
      <text:h text:style-name="Heading_20_3" text:outline-level="3">File Structure</text:h>
      <text:p text:style-name="P7">The project directory contains the following files:</text:p>
      <text:p text:style-name="P7"/>
      <text:list xml:id="list4176965852" text:style-name="L11">
        <text:list-item>
          <text:p text:style-name="P12">index.html: The main HTML file that defines the structure and content of the web page.</text:p>
        </text:list-item>
        <text:list-item>
          <text:p text:style-name="P12">style.css: The CSS file that provides styles and layout for the web page elements.</text:p>
        </text:list-item>
        <text:list-item>
          <text:p text:style-name="P12">main.js: The JavaScript file that handles user input, age calculation, and event listeners.</text:p>
        </text:list-item>
      </text:list>
      <text:p text:style-name="P7"/>
      <text:h text:style-name="Heading_20_3" text:outline-level="3">How it Works</text:h>
      <text:list xml:id="list649316605" text:style-name="L12">
        <text:list-item>
          <text:p text:style-name="P13">The user enters their date of birth in the input fields (year, month, and day).</text:p>
        </text:list-item>
        <text:list-item>
          <text:p text:style-name="P13">JavaScript code validates the input to ensure that it's a valid year, month, and day.</text:p>
          <text:p text:style-name="P14"/>
        </text:list-item>
        <text:list-item>
          <text:p text:style-name="P14">When the user clicks the "Calculate" button, the JavaScript code calculates the age based on the current date and the entered date of birth.</text:p>
          <text:p text:style-name="P13"/>
        </text:list-item>
        <text:list-item>
          <text:p text:style-name="P13">The age is displayed in years, months, and days in a result section on the web page.</text:p>
        </text:list-item>
        <text:list-item>
          <text:p text:style-name="P13">Clicking the "Reset" button clears the input fields and the displayed result.</text:p>
        </text:list-item>
      </text:list>
      <text:p text:style-name="P7"/>
      <text:h text:style-name="Heading_20_3" text:outline-level="3">Contributing</text:h>
      <text:p text:style-name="P7">If you'd like to contribute to this project or report issues, please open an issue or create a pull request on the project's GitHub repository.</text:p>
      <text:p text:style-name="P7"/>
      <text:p text:style-name="P7">Enjoy using the Age Calculator! If you have any questions or feedback, <text:span text:style-name="T1">f</text:span>eel free to reach out to 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neva" svg:font-family="Genev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ans Serif" svg:font-family="'Sans Serif'" style:font-family-generic="swiss"/>
    <style:font-face style:name="Sans serif" svg:font-family="'Sans serif'" style:font-family-generic="swiss"/>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Geneva" fo:font-family="Geneva" fo:font-size="12pt" style:font-name-asian="Geneva" style:font-family-asian="Geneva" style:font-size-asian="12pt" style:font-name-complex="Geneva" style:font-family-complex="Geneva"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dc:date>2023-10-03T00:34:03.057000000</dc:date>
    <meta:editing-duration>PT11M30S</meta:editing-duration>
    <meta:editing-cycles>2</meta:editing-cycles>
    <meta:document-statistic meta:table-count="0" meta:image-count="0" meta:object-count="0" meta:page-count="2" meta:paragraph-count="35" meta:word-count="370" meta:character-count="2070" meta:non-whitespace-character-count="1757"/>
  </office:meta>
</office:document-meta>
</file>